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20100000446000000527735E6C4DA9ED532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0dab" officeooo:paragraph-rsid="00100dab"/>
    </style:style>
    <style:style style:name="P2" style:family="paragraph" style:parent-style-name="Standard">
      <style:text-properties officeooo:rsid="00100dab" officeooo:paragraph-rsid="00107e4b"/>
    </style:style>
    <style:style style:name="P3" style:family="paragraph" style:parent-style-name="Standard">
      <style:text-properties officeooo:rsid="00100dab" officeooo:paragraph-rsid="001251e0"/>
    </style:style>
    <style:style style:name="P4" style:family="paragraph" style:parent-style-name="Standard">
      <style:text-properties officeooo:rsid="001015a1" officeooo:paragraph-rsid="001015a1"/>
    </style:style>
    <style:style style:name="P5" style:family="paragraph" style:parent-style-name="Standard">
      <style:text-properties officeooo:rsid="00107e4b" officeooo:paragraph-rsid="00107e4b"/>
    </style:style>
    <style:style style:name="P6" style:family="paragraph" style:parent-style-name="Standard">
      <style:text-properties officeooo:rsid="001251e0" officeooo:paragraph-rsid="001251e0"/>
    </style:style>
    <style:style style:name="T1" style:family="text">
      <style:text-properties officeooo:rsid="00100dab"/>
    </style:style>
    <style:style style:name="T2" style:family="text">
      <style:text-properties officeooo:rsid="00107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 Project</text:p>
      <text:p text:style-name="P1">Tien Ho </text:p>
      <text:p text:style-name="P1"/>
      <text:p text:style-name="P1">Project 1</text:p>
      <text:p text:style-name="P1">Section 1: Project and Developer Details:</text:p>
      <text:p text:style-name="P1"/>
      <text:p text:style-name="P1">Project Description: As a Kubernetes <text:s/>Developer, complete the features of the application scalability by demonstrating how to create a deployment with a defined replica set and how to auto scale the application based on CPU utilization.</text:p>
      <text:p text:style-name="P1"/>
      <text:p text:style-name="P1">Operations:</text:p>
      <text:p text:style-name="P1"/>
      <text:p text:style-name="P1"><text:s text:c="4"/>Deploy an application on Kubernetes cluster with a replica set of 3</text:p>
      <text:p text:style-name="P1"><text:s text:c="4"/>Manually resize a cluster to increase or decrease the number of nodes in that cluster using taint</text:p>
      <text:p text:style-name="P1"><text:s text:c="4"/>Create a horizontal pod autoscaler that maintains between 3 and 10 replicas of the Pods controlled by the deployment based on CPU utilization</text:p>
      <text:p text:style-name="P1"><text:s text:c="4"/>Increase the load by sending a very high number of requests to the service</text:p>
      <text:p text:style-name="P1"><text:s text:c="4"/>Solve underlying infra challenges by utilizing resources that are needed at any given moment, and automatically get additional resources when demand increases CPU utilization above 60%</text:p>
      <text:p text:style-name="P1"/>
      <text:p text:style-name="P1"/>
      <text:p text:style-name="P1">Requirement #1 Deploy an application on Kubernetes cluster with a replica set of 3</text:p>
      <text:p text:style-name="P1"/>
      <text:p text:style-name="P1">1. <text:s/>kubectl apply -f ngixdeployment.yaml</text:p>
      <text:p text:style-name="P4">2. <text:s/>kubectl get deployment -o wide</text:p>
      <text:p text:style-name="P4"><draw:frame draw:style-name="fr1" draw:name="Image1" text:anchor-type="char" svg:x="0in" svg:y="0.1772in" svg:width="6.9252in" svg:height="0.5189in" draw:z-index="0"><draw:image xlink:href="Pictures/1000020100000446000000527735E6C4DA9ED532.png" xlink:type="simple" xlink:show="embed" xlink:actuate="onLoad" draw:mime-type="image/png"/></draw:frame></text:p>
      <text:p text:style-name="P4"/>
      <text:p text:style-name="P5">Requirement# 2 <text:span text:style-name="T1">Manually resize a cluster to increase or decrease the number of nodes in that cluster using taint.</text:span></text:p>
      <text:p text:style-name="P5">1. kubectl set resources deployment.v1.apps/nginx-deployment -c=nginx --limits=cpu=200m,memory=512Mi</text:p>
      <text:p text:style-name="P5"/>
      <text:p text:style-name="P2"><text:s/><text:span text:style-name="T2">Requirement# 3 </text:span>Create a horizontal pod autoscaler that maintains between 3 and 10 replicas of the Pods controlled by the deployment based on CPU utilization</text:p>
      <text:p text:style-name="P1"/>
      <text:p text:style-name="P5">1. kubectl autoscale deployment.v1.apps/nginx-deployment --min=10 --max=15 --cpu-percent=80</text:p>
      <text:p text:style-name="P5">kubectl describe deployment</text:p>
      <text:p text:style-name="P5"/>
      <text:p text:style-name="P5"/>
      <text:p text:style-name="P6">Requirement# 4</text:p>
      <text:p text:style-name="P3">Solve underlying infra challenges by utilizing resources that are needed at any given moment, and automatically get additional resources when demand increases CPU utilization above 60%</text:p>
      <text:p text:style-name="P3"/>
      <text:p text:style-name="P6"/>
      <text:p text:style-name="P5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6-06T10:55:01.665495071</meta:creation-date>
    <dc:date>2021-06-06T11:36:02.069337389</dc:date>
    <meta:editing-duration>PT30M18S</meta:editing-duration>
    <meta:editing-cycles>4</meta:editing-cycles>
    <meta:generator>LibreOffice/7.1.0.3$Linux_X86_64 LibreOffice_project/f6099ecf3d29644b5008cc8f48f42f4a40986e4c</meta:generator>
    <meta:document-statistic meta:table-count="0" meta:image-count="1" meta:object-count="0" meta:page-count="2" meta:paragraph-count="21" meta:word-count="259" meta:character-count="1748" meta:non-whitespace-character-count="1489"/>
  </office:meta>
</office:document-meta>
</file>